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2.9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ackground-color="#99cc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99ccff"/>
    </style:style>
    <style:style style:name="ce7" style:family="table-cell" style:parent-style-name="Default" style:data-style-name="N2">
      <style:table-cell-properties fo:background-color="#ffff00"/>
    </style:style>
    <style:style style:name="ce8" style:family="table-cell" style:parent-style-name="Default" style:data-style-name="N2"/>
    <style:style style:name="ce9" style:family="table-cell" style:parent-style-name="Default" style:data-style-name="N129"/>
    <style:style style:name="ce10" style:family="table-cell" style:parent-style-name="Default" style:data-style-name="N2">
      <style:table-cell-properties fo:background-color="#eb613d"/>
    </style:style>
  </office:automatic-styles>
  <office:body>
    <office:spreadsheet>
      <table:calculation-settings table:automatic-find-labels="false" table:use-regular-expressions="false" table:use-wildcards="true"/>
      <table:table table:name="ENERGY" table:style-name="ta1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Default"/>
        <table:table-column table:style-name="co3" table:default-cell-style-name="ce2"/>
        <table:table-column table:style-name="co4" table:number-columns-repeated="4" table:default-cell-style-name="ce6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ce8"/>
        <table:table-column table:style-name="co5" table:default-cell-style-name="ce8"/>
        <table:table-column table:style-name="co2" table:default-cell-style-name="ce10"/>
        <table:table-column table:style-name="co2" table:default-cell-style-name="Default"/>
        <table:table-row table:style-name="ro1">
          <table:table-cell table:style-name="ce1" office:value-type="string" calcext:value-type="string">
            <text:p>Molecula</text:p>
          </table:table-cell>
          <table:table-cell table:style-name="ce3" office:value-type="string" calcext:value-type="string">
            <text:p><text:s/>E / hartree</text:p>
          </table:table-cell>
          <table:table-cell table:style-name="ce3" office:value-type="string" calcext:value-type="string">
            <text:p><text:s/>E / kJ mol-1</text:p>
          </table:table-cell>
          <table:table-cell table:style-name="ce3" office:value-type="string" calcext:value-type="string">
            <text:p>MM / g mol-1</text:p>
          </table:table-cell>
          <table:table-cell/>
          <table:table-cell table:style-name="Default"/>
          <table:table-cell table:style-name="ce3" office:value-type="string" calcext:value-type="string">
            <text:p>rct</text:p>
          </table:table-cell>
          <table:table-cell table:style-name="ce3" office:value-type="string" calcext:value-type="string">
            <text:p>O2</text:p>
          </table:table-cell>
          <table:table-cell table:style-name="ce3" office:value-type="string" calcext:value-type="string">
            <text:p>CO2</text:p>
          </table:table-cell>
          <table:table-cell table:style-name="ce3" office:value-type="string" calcext:value-type="string">
            <text:p>H2O</text:p>
          </table:table-cell>
          <table:table-cell table:style-name="ce3" office:value-type="string" calcext:value-type="string">
            <text:p>Urea</text:p>
          </table:table-cell>
          <table:table-cell/>
          <table:table-cell table:style-name="ce3" office:value-type="string" calcext:value-type="string">
            <text:p>Prods</text:p>
          </table:table-cell>
          <table:table-cell table:style-name="ce3" office:value-type="string" calcext:value-type="string">
            <text:p>Reacts</text:p>
          </table:table-cell>
          <table:table-cell table:style-name="ce3" office:value-type="string" calcext:value-type="string">
            <text:p>Ec(rxn) / kJ mol-1</text:p>
          </table:table-cell>
          <table:table-cell table:style-name="ce3" office:value-type="string" calcext:value-type="string">
            <text:p>Ec / kJ mol-1</text:p>
          </table:table-cell>
          <table:table-cell table:style-name="ce3" office:value-type="string" calcext:value-type="string">
            <text:p>E / kJ g-1</text:p>
          </table:table-cell>
        </table:table-row>
        <table:table-row table:style-name="ro1">
          <table:table-cell office:value-type="string" calcext:value-type="string">
            <text:p>fenilalanina-aspartico</text:p>
          </table:table-cell>
          <table:table-cell office:value-type="float" office:value="-131.6002" calcext:value-type="float">
            <text:p>-131.60</text:p>
          </table:table-cell>
          <table:table-cell office:value-type="float" office:value="-345516.1921" calcext:value-type="float">
            <text:p>-345516.19</text:p>
          </table:table-cell>
          <table:table-cell office:value-type="float" office:value="280.275" calcext:value-type="float">
            <text:p>280.28</text:p>
          </table:table-cell>
          <table:table-cell/>
          <table:table-cell office:value-type="string" calcext:value-type="string">
            <text:p>Glucos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formula="of:=[.I2]*[.$C$8]+[.J2]*[.$C$3]+[.K2]*[.$C$5]" office:value-type="float" office:value="-596908.269" calcext:value-type="float">
            <text:p>-596908.27</text:p>
          </table:table-cell>
          <table:table-cell table:formula="of:=[.G2]*[.C13]+[.H2]*[.C4]" office:value-type="float" office:value="-594094.4855" calcext:value-type="float">
            <text:p>-594094.49</text:p>
          </table:table-cell>
          <table:table-cell table:formula="of:=[.M2]-[.N2]" office:value-type="float" office:value="-2813.78350000014" calcext:value-type="float">
            <text:p>-2813.78</text:p>
          </table:table-cell>
          <table:table-cell table:formula="of:=[.O2]/[.G2]" office:value-type="float" office:value="-2813.78350000014" calcext:value-type="float">
            <text:p>-2813.78</text:p>
          </table:table-cell>
          <table:table-cell table:style-name="ce10" table:formula="of:=[.P2]/[.D13]" office:value-type="float" office:value="-15.6182476687397" calcext:value-type="float">
            <text:p>-15.62</text:p>
          </table:table-cell>
        </table:table-row>
        <table:table-row table:style-name="ro1">
          <table:table-cell office:value-type="string" calcext:value-type="string">
            <text:p>H2O</text:p>
          </table:table-cell>
          <table:table-cell office:value-type="float" office:value="-11.9401" calcext:value-type="float">
            <text:p>-11.94</text:p>
          </table:table-cell>
          <table:table-cell office:value-type="float" office:value="-31348.7898" calcext:value-type="float">
            <text:p>-31348.79</text:p>
          </table:table-cell>
          <table:table-cell office:value-type="float" office:value="18.015" calcext:value-type="float">
            <text:p>18.02</text:p>
          </table:table-cell>
          <table:table-cell/>
          <table:table-cell office:value-type="string" calcext:value-type="string">
            <text:p>Fructos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formula="of:=[.I3]*[.$C$8]+[.J3]*[.$C$3]+[.K3]*[.$C$5]" office:value-type="float" office:value="-596908.269" calcext:value-type="float">
            <text:p>-596908.27</text:p>
          </table:table-cell>
          <table:table-cell table:formula="of:=[.G3]*[.C9]+[.H3]*[.C4]" office:value-type="float" office:value="-594101.5103" calcext:value-type="float">
            <text:p>-594101.51</text:p>
          </table:table-cell>
          <table:table-cell table:formula="of:=[.M3]-[.N3]" office:value-type="float" office:value="-2806.75870000012" calcext:value-type="float">
            <text:p>-2806.76</text:p>
          </table:table-cell>
          <table:table-cell table:formula="of:=[.O3]/[.G3]" office:value-type="float" office:value="-2806.75870000012" calcext:value-type="float">
            <text:p>-2806.76</text:p>
          </table:table-cell>
          <table:table-cell table:style-name="ce10" table:formula="of:=[.P3]/[.D9]" office:value-type="float" office:value="-15.5792556616348" calcext:value-type="float">
            <text:p>-15.58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float" office:value="-21.4268" calcext:value-type="float">
            <text:p>-21.43</text:p>
          </table:table-cell>
          <table:table-cell office:value-type="float" office:value="-56256.0987" calcext:value-type="float">
            <text:p>-56256.10</text:p>
          </table:table-cell>
          <table:table-cell office:value-type="float" office:value="31.998" calcext:value-type="float">
            <text:p>32.00</text:p>
          </table:table-cell>
          <table:table-cell/>
          <table:table-cell office:value-type="string" calcext:value-type="string">
            <text:p>Sacaros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formula="of:=[.I4]*[.$C$8]+[.J4]*[.$C$3]+[.K4]*[.$C$5]" office:value-type="float" office:value="-1162467.7482" calcext:value-type="float">
            <text:p>-1162467.75</text:p>
          </table:table-cell>
          <table:table-cell table:formula="of:=[.G4]*[.C12]+[.H4]*[.C4]" office:value-type="float" office:value="-1156819.6847" calcext:value-type="float">
            <text:p>-1156819.68</text:p>
          </table:table-cell>
          <table:table-cell table:formula="of:=[.M4]-[.N4]" office:value-type="float" office:value="-5648.06349999993" calcext:value-type="float">
            <text:p>-5648.06</text:p>
          </table:table-cell>
          <table:table-cell table:formula="of:=[.O4]/[.G4]" office:value-type="float" office:value="-5648.06349999993" calcext:value-type="float">
            <text:p>-5648.06</text:p>
          </table:table-cell>
          <table:table-cell table:style-name="ce10" table:formula="of:=[.P4]/[.D12]" office:value-type="float" office:value="-16.5003315804848" calcext:value-type="float">
            <text:p>-16.50</text:p>
          </table:table-cell>
        </table:table-row>
        <table:table-row table:style-name="ro1">
          <table:table-cell office:value-type="string" calcext:value-type="string">
            <text:p>urea</text:p>
          </table:table-cell>
          <table:table-cell office:value-type="float" office:value="-29.3614" calcext:value-type="float">
            <text:p>-29.36</text:p>
          </table:table-cell>
          <table:table-cell office:value-type="float" office:value="-77088.2746" calcext:value-type="float">
            <text:p>-77088.27</text:p>
          </table:table-cell>
          <table:table-cell office:value-type="float" office:value="60.06" calcext:value-type="float">
            <text:p>60.06</text:p>
          </table:table-cell>
          <table:table-cell/>
          <table:table-cell office:value-type="string" calcext:value-type="string">
            <text:p>Phe-Asp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formula="of:=[.I5]*[.$C$8]+[.J5]*[.$C$3]+[.K5]*[.$C$5]" office:value-type="float" office:value="-1082812.0738" calcext:value-type="float">
            <text:p>-1082812.07</text:p>
          </table:table-cell>
          <table:table-cell table:formula="of:=[.G5]*[.C2]+[.H5]*[.C4]" office:value-type="float" office:value="-1076845.4752" calcext:value-type="float">
            <text:p>-1076845.48</text:p>
          </table:table-cell>
          <table:table-cell table:formula="of:=[.M5]-[.N5]" office:value-type="float" office:value="-5966.59859999991" calcext:value-type="float">
            <text:p>-5966.60</text:p>
          </table:table-cell>
          <table:table-cell table:formula="of:=[.O5]/[.G5]" office:value-type="float" office:value="-5966.59859999991" calcext:value-type="float">
            <text:p>-5966.60</text:p>
          </table:table-cell>
          <table:table-cell table:style-name="ce10" table:formula="of:=[.P5]/[.D2]" office:value-type="float" office:value="-21.2883724913029" calcext:value-type="float">
            <text:p>-21.29</text:p>
          </table:table-cell>
        </table:table-row>
        <table:table-row table:style-name="ro1">
          <table:table-cell office:value-type="string" calcext:value-type="string">
            <text:p>lisina-leucina</text:p>
          </table:table-cell>
          <table:table-cell office:value-type="float" office:value="-116.7743" calcext:value-type="float">
            <text:p>-116.77</text:p>
          </table:table-cell>
          <table:table-cell office:value-type="float" office:value="-306590.7019" calcext:value-type="float">
            <text:p>-306590.70</text:p>
          </table:table-cell>
          <table:table-cell office:value-type="float" office:value="259.345" calcext:value-type="float">
            <text:p>259.35</text:p>
          </table:table-cell>
          <table:table-cell/>
          <table:table-cell office:value-type="string" calcext:value-type="string">
            <text:p>Lis-Leu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formula="of:=[.I6]*[.$C$8]+[.J6]*[.$C$3]+[.K6]*[.$C$5]" office:value-type="float" office:value="-2257746.1857" calcext:value-type="float">
            <text:p>-2257746.19</text:p>
          </table:table-cell>
          <table:table-cell table:formula="of:=[.G6]*[.C6]+[.H6]*[.C4]" office:value-type="float" office:value="-2244608.2661" calcext:value-type="float">
            <text:p>-2244608.27</text:p>
          </table:table-cell>
          <table:table-cell table:formula="of:=[.M6]-[.N6]" office:value-type="float" office:value="-13137.9196000001" calcext:value-type="float">
            <text:p>-13137.92</text:p>
          </table:table-cell>
          <table:table-cell table:formula="of:=[.O6]/[.G6]" office:value-type="float" office:value="-6568.95980000007" calcext:value-type="float">
            <text:p>-6568.96</text:p>
          </table:table-cell>
          <table:table-cell table:style-name="ce10" table:formula="of:=[.P6]/[.D6]" office:value-type="float" office:value="-25.3290396961579" calcext:value-type="float">
            <text:p>-25.33</text:p>
          </table:table-cell>
        </table:table-row>
        <table:table-row table:style-name="ro1">
          <table:table-cell office:value-type="string" calcext:value-type="string">
            <text:p>glicina-glutamina</text:p>
          </table:table-cell>
          <table:table-cell office:value-type="float" office:value="-98.9547" calcext:value-type="float">
            <text:p>-98.95</text:p>
          </table:table-cell>
          <table:table-cell office:value-type="float" office:value="-259805.3446" calcext:value-type="float">
            <text:p>-259805.34</text:p>
          </table:table-cell>
          <table:table-cell office:value-type="float" office:value="203.205" calcext:value-type="float">
            <text:p>203.21</text:p>
          </table:table-cell>
          <table:table-cell/>
          <table:table-cell office:value-type="string" calcext:value-type="string">
            <text:p>Gli-Gl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formula="of:=[.I7]*[.$C$8]+[.J7]*[.$C$3]+[.K7]*[.$C$5]" office:value-type="float" office:value="-1200201.4911" calcext:value-type="float">
            <text:p>-1200201.49</text:p>
          </table:table-cell>
          <table:table-cell table:formula="of:=[.G7]*[.C7]+[.H7]*[.C4]" office:value-type="float" office:value="-1194683.8736" calcext:value-type="float">
            <text:p>-1194683.87</text:p>
          </table:table-cell>
          <table:table-cell table:formula="of:=[.M7]-[.N7]" office:value-type="float" office:value="-5517.61749999994" calcext:value-type="float">
            <text:p>-5517.62</text:p>
          </table:table-cell>
          <table:table-cell table:formula="of:=[.O7]/[.G7]" office:value-type="float" office:value="-2758.80874999997" calcext:value-type="float">
            <text:p>-2758.81</text:p>
          </table:table-cell>
          <table:table-cell table:style-name="ce10" table:formula="of:=[.P7]/[.D7]" office:value-type="float" office:value="-13.5764806476217" calcext:value-type="float">
            <text:p>-13.58</text:p>
          </table:table-cell>
        </table:table-row>
        <table:table-row table:style-name="ro1">
          <table:table-cell office:value-type="string" calcext:value-type="string">
            <text:p>CO2</text:p>
          </table:table-cell>
          <table:table-cell office:value-type="float" office:value="-25.9516" calcext:value-type="float">
            <text:p>-25.95</text:p>
          </table:table-cell>
          <table:table-cell office:value-type="float" office:value="-68135.9217" calcext:value-type="float">
            <text:p>-68135.92</text:p>
          </table:table-cell>
          <table:table-cell office:value-type="float" office:value="44.009" calcext:value-type="float">
            <text:p>44.01</text:p>
          </table:table-cell>
          <table:table-cell/>
          <table:table-cell office:value-type="string" calcext:value-type="string">
            <text:p>Gli-Gl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formula="of:=[.I8]*[.$C$8]+[.J8]*[.$C$3]+[.K8]*[.$C$5]" office:value-type="float" office:value="-611298.964" calcext:value-type="float">
            <text:p>-611298.96</text:p>
          </table:table-cell>
          <table:table-cell table:formula="of:=[.G8]*[.C10]+[.H8]*[.C4]" office:value-type="float" office:value="-608560.0915" calcext:value-type="float">
            <text:p>-608560.09</text:p>
          </table:table-cell>
          <table:table-cell table:formula="of:=[.M8]-[.N8]" office:value-type="float" office:value="-2738.87249999994" calcext:value-type="float">
            <text:p>-2738.87</text:p>
          </table:table-cell>
          <table:table-cell table:formula="of:=[.O8]/[.G8]" office:value-type="float" office:value="-2738.87249999994" calcext:value-type="float">
            <text:p>-2738.87</text:p>
          </table:table-cell>
          <table:table-cell table:style-name="ce10" table:formula="of:=[.P8]/[.D10]" office:value-type="float" office:value="-13.4136812204615" calcext:value-type="float">
            <text:p>-13.41</text:p>
          </table:table-cell>
        </table:table-row>
        <table:table-row table:style-name="ro1">
          <table:table-cell office:value-type="string" calcext:value-type="string">
            <text:p>fructosa</text:p>
          </table:table-cell>
          <table:table-cell office:value-type="float" office:value="-97.7204" calcext:value-type="float">
            <text:p>-97.72</text:p>
          </table:table-cell>
          <table:table-cell office:value-type="float" office:value="-256564.9181" calcext:value-type="float">
            <text:p>-256564.92</text:p>
          </table:table-cell>
          <table:table-cell office:value-type="float" office:value="180.16" calcext:value-type="float">
            <text:p>180.16</text:p>
          </table:table-cell>
          <table:table-cell/>
          <table:table-cell office:value-type="string" calcext:value-type="string">
            <text:p>Estearina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formula="of:=[.I9]*[.$C$8]+[.J9]*[.$C$3]+[.K9]*[.$C$5]" office:value-type="float" office:value="-11215861.9518" calcext:value-type="float">
            <text:p>-11215861.95</text:p>
          </table:table-cell>
          <table:table-cell table:formula="of:=[.G9]*[.C11]+[.H9]*[.C4]" office:value-type="float" office:value="-11142528.9539" calcext:value-type="float">
            <text:p>-11142528.95</text:p>
          </table:table-cell>
          <table:table-cell table:formula="of:=[.M9]-[.N9]" office:value-type="float" office:value="-73332.997899998" calcext:value-type="float">
            <text:p>-73333.00</text:p>
          </table:table-cell>
          <table:table-cell table:formula="of:=[.O9]/[.G9]" office:value-type="float" office:value="-36666.498949999" calcext:value-type="float">
            <text:p>-36666.50</text:p>
          </table:table-cell>
          <table:table-cell table:style-name="ce10" table:formula="of:=[.P9]/[.D11]" office:value-type="float" office:value="-41.1299176089189" calcext:value-type="float">
            <text:p>-41.13</text:p>
          </table:table-cell>
        </table:table-row>
        <table:table-row table:style-name="ro1">
          <table:table-cell office:value-type="string" calcext:value-type="string">
            <text:p>glicina-glutamico</text:p>
          </table:table-cell>
          <table:table-cell office:value-type="float" office:value="-103.2274" calcext:value-type="float">
            <text:p>-103.23</text:p>
          </table:table-cell>
          <table:table-cell office:value-type="float" office:value="-271023.4993" calcext:value-type="float">
            <text:p>-271023.50</text:p>
          </table:table-cell>
          <table:table-cell office:value-type="float" office:value="204.185" calcext:value-type="float">
            <text:p>204.19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estearina</text:p>
          </table:table-cell>
          <table:table-cell office:value-type="float" office:value="-375.6971" calcext:value-type="float">
            <text:p>-375.70</text:p>
          </table:table-cell>
          <table:table-cell office:value-type="float" office:value="-986392.4329" calcext:value-type="float">
            <text:p>-986392.43</text:p>
          </table:table-cell>
          <table:table-cell office:value-type="float" office:value="891.48" calcext:value-type="float">
            <text:p>891.48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sacarosa</text:p>
          </table:table-cell>
          <table:table-cell office:value-type="float" office:value="-183.4876" calcext:value-type="float">
            <text:p>-183.49</text:p>
          </table:table-cell>
          <table:table-cell office:value-type="float" office:value="-481746.5003" calcext:value-type="float">
            <text:p>-481746.50</text:p>
          </table:table-cell>
          <table:table-cell office:value-type="float" office:value="342.3" calcext:value-type="float">
            <text:p>342.30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glucosa</text:p>
          </table:table-cell>
          <table:table-cell office:value-type="float" office:value="-97.7178" calcext:value-type="float">
            <text:p>-97.72</text:p>
          </table:table-cell>
          <table:table-cell office:value-type="float" office:value="-256557.8933" calcext:value-type="float">
            <text:p>-256557.89</text:p>
          </table:table-cell>
          <table:table-cell office:value-type="float" office:value="180.16" calcext:value-type="float">
            <text:p>180.16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4"/>
          <table:table-cell table:style-name="ce3" office:value-type="string" calcext:value-type="string">
            <text:p>Codigo FDA</text:p>
          </table:table-cell>
          <table:table-cell table:style-name="ce3" office:value-type="string" calcext:value-type="string">
            <text:p>Alimento</text:p>
          </table:table-cell>
          <table:table-cell table:style-name="ce3" office:value-type="string" calcext:value-type="string">
            <text:p>Prot</text:p>
          </table:table-cell>
          <table:table-cell table:style-name="ce3" office:value-type="string" calcext:value-type="string">
            <text:p>Carb</text:p>
          </table:table-cell>
          <table:table-cell table:style-name="ce3" office:value-type="string" calcext:value-type="string">
            <text:p>Gras</text:p>
          </table:table-cell>
          <table:table-cell table:style-name="ce3" office:value-type="string" calcext:value-type="string">
            <text:p>E / kcal 100 g-1</text:p>
          </table:table-cell>
          <table:table-cell table:style-name="ce3"/>
          <table:table-cell table:style-name="ce3" office:value-type="string" calcext:value-type="string">
            <text:p>% Error</text:p>
          </table:table-cell>
          <table:table-cell table:style-name="ce3" office:value-type="string" calcext:value-type="string">
            <text:p>Peptido</text:p>
          </table:table-cell>
          <table:table-cell table:style-name="ce3" office:value-type="string" calcext:value-type="string">
            <text:p>Glucosa</text:p>
          </table:table-cell>
          <table:table-cell table:style-name="ce3" office:value-type="string" calcext:value-type="string">
            <text:p>Estearina</text:p>
          </table:table-cell>
          <table:table-cell table:style-name="ce3" office:value-type="string" calcext:value-type="string">
            <text:p>E / kcal 100 g-1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ce5" office:value-type="string" calcext:value-type="string">
            <text:p>01040</text:p>
          </table:table-cell>
          <table:table-cell office:value-type="string" calcext:value-type="string">
            <text:p>queso suizo</text:p>
          </table:table-cell>
          <table:table-cell office:value-type="float" office:value="26.96" calcext:value-type="float">
            <text:p>26.96</text:p>
          </table:table-cell>
          <table:table-cell office:value-type="float" office:value="1.44" calcext:value-type="float">
            <text:p>1.44</text:p>
          </table:table-cell>
          <table:table-cell office:value-type="float" office:value="30.99" calcext:value-type="float">
            <text:p>30.99</text:p>
          </table:table-cell>
          <table:table-cell office:value-type="float" office:value="393" calcext:value-type="float">
            <text:p>393</text:p>
          </table:table-cell>
          <table:table-cell/>
          <table:table-cell table:style-name="ce7" table:formula="of:=ABS([.J17]-[.P17])/[.J17]*100" office:value-type="float" office:value="1.14190169037648" calcext:value-type="float">
            <text:p>1.14</text:p>
          </table:table-cell>
          <table:table-cell table:style-name="ce9" table:formula="of:=-[.G17]/100*[.$Q$7]" office:value-type="float" office:value="3.66021918259881" calcext:value-type="float">
            <text:p>3.6602</text:p>
          </table:table-cell>
          <table:table-cell table:style-name="ce9" table:formula="of:=-[.H17]/100*[.$Q$2]" office:value-type="float" office:value="0.224902766429851" calcext:value-type="float">
            <text:p>0.2249</text:p>
          </table:table-cell>
          <table:table-cell table:style-name="ce9" table:formula="of:=-[.I17]/100*[.$Q$9]" office:value-type="float" office:value="12.746161467004" calcext:value-type="float">
            <text:p>12.7462</text:p>
          </table:table-cell>
          <table:table-cell table:formula="of:=SUM([.M17:.O17])*0.239*100" office:value-type="float" office:value="397.48767364318" calcext:value-type="float">
            <text:p>397.49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ce5" office:value-type="string" calcext:value-type="string">
            <text:p>01132</text:p>
          </table:table-cell>
          <table:table-cell office:value-type="string" calcext:value-type="string">
            <text:p>huevos revueltos</text:p>
          </table:table-cell>
          <table:table-cell office:value-type="float" office:value="9.99" calcext:value-type="float">
            <text:p>9.99</text:p>
          </table:table-cell>
          <table:table-cell office:value-type="float" office:value="1.61" calcext:value-type="float">
            <text:p>1.61</text:p>
          </table:table-cell>
          <table:table-cell office:value-type="float" office:value="10.98" calcext:value-type="float">
            <text:p>10.98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7" table:formula="of:=ABS([.J18]-[.P18])/[.J18]*100" office:value-type="float" office:value="1.77245713610774" calcext:value-type="float">
            <text:p>1.77</text:p>
          </table:table-cell>
          <table:table-cell table:style-name="ce9" table:formula="of:=-[.G18]/100*[.$Q$7]" office:value-type="float" office:value="1.35629041669741" calcext:value-type="float">
            <text:p>1.3563</text:p>
          </table:table-cell>
          <table:table-cell table:style-name="ce9" table:formula="of:=-[.H18]/100*[.$Q$2]" office:value-type="float" office:value="0.251453787466708" calcext:value-type="float">
            <text:p>0.2515</text:p>
          </table:table-cell>
          <table:table-cell table:style-name="ce9" table:formula="of:=-[.I18]/100*[.$Q$9]" office:value-type="float" office:value="4.51606495345929" calcext:value-type="float">
            <text:p>4.5161</text:p>
          </table:table-cell>
          <table:table-cell table:formula="of:=SUM([.M18:.O18])*0.239*100" office:value-type="float" office:value="146.359038867199" calcext:value-type="float">
            <text:p>146.36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ce5" office:value-type="string" calcext:value-type="string">
            <text:p>13442</text:p>
          </table:table-cell>
          <table:table-cell office:value-type="string" calcext:value-type="string">
            <text:p>lomito asado</text:p>
          </table:table-cell>
          <table:table-cell office:value-type="float" office:value="30.7" calcext:value-type="float">
            <text:p>30.7</text:p>
          </table:table-cell>
          <table:table-cell office:value-type="float" office:value="0" calcext:value-type="float">
            <text:p>0</text:p>
          </table:table-cell>
          <table:table-cell office:value-type="float" office:value="8.32" calcext:value-type="float">
            <text:p>8.32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7" table:formula="of:=ABS([.J19]-[.P19])/[.J19]*100" office:value-type="float" office:value="8.38346968546582" calcext:value-type="float">
            <text:p>8.38</text:p>
          </table:table-cell>
          <table:table-cell table:style-name="ce9" table:formula="of:=-[.G19]/100*[.$Q$7]" office:value-type="float" office:value="4.16797955881986" calcext:value-type="float">
            <text:p>4.1680</text:p>
          </table:table-cell>
          <table:table-cell table:style-name="ce9" table:formula="of:=-[.H19]/100*[.$Q$2]" office:value-type="float" office:value="0" calcext:value-type="float">
            <text:p>0.0000</text:p>
          </table:table-cell>
          <table:table-cell table:style-name="ce9" table:formula="of:=-[.I19]/100*[.$Q$9]" office:value-type="float" office:value="3.42200914506205" calcext:value-type="float">
            <text:p>3.4220</text:p>
          </table:table-cell>
          <table:table-cell table:formula="of:=SUM([.M19:.O19])*0.239*100" office:value-type="float" office:value="181.400730022778" calcext:value-type="float">
            <text:p>181.40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ce5" office:value-type="string" calcext:value-type="string">
            <text:p>18955</text:p>
          </table:table-cell>
          <table:table-cell office:value-type="string" calcext:value-type="string">
            <text:p>pan dulce</text:p>
          </table:table-cell>
          <table:table-cell office:value-type="float" office:value="9.42" calcext:value-type="float">
            <text:p>9.42</text:p>
          </table:table-cell>
          <table:table-cell office:value-type="float" office:value="56.38" calcext:value-type="float">
            <text:p>56.38</text:p>
          </table:table-cell>
          <table:table-cell office:value-type="float" office:value="11.58" calcext:value-type="float">
            <text:p>11.58</text:p>
          </table:table-cell>
          <table:table-cell office:value-type="float" office:value="367" calcext:value-type="float">
            <text:p>367</text:p>
          </table:table-cell>
          <table:table-cell/>
          <table:table-cell table:style-name="ce7" table:formula="of:=ABS([.J20]-[.P20])/[.J20]*100" office:value-type="float" office:value="3.31038811309943" calcext:value-type="float">
            <text:p>3.31</text:p>
          </table:table-cell>
          <table:table-cell table:style-name="ce9" table:formula="of:=-[.G20]/100*[.$Q$7]" office:value-type="float" office:value="1.27890447700596" calcext:value-type="float">
            <text:p>1.2789</text:p>
          </table:table-cell>
          <table:table-cell table:style-name="ce9" table:formula="of:=-[.H20]/100*[.$Q$2]" office:value-type="float" office:value="8.80556803563542" calcext:value-type="float">
            <text:p>8.8056</text:p>
          </table:table-cell>
          <table:table-cell table:style-name="ce9" table:formula="of:=-[.I20]/100*[.$Q$9]" office:value-type="float" office:value="4.76284445911281" calcext:value-type="float">
            <text:p>4.7628</text:p>
          </table:table-cell>
          <table:table-cell table:formula="of:=SUM([.M20:.O20])*0.239*100" office:value-type="float" office:value="354.850875624925" calcext:value-type="float">
            <text:p>354.85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ce5" office:value-type="string" calcext:value-type="string">
            <text:p>45010649</text:p>
          </table:table-cell>
          <table:table-cell office:value-type="string" calcext:value-type="string">
            <text:p>helado de galletas y cream</text:p>
          </table:table-cell>
          <table:table-cell office:value-type="float" office:value="4.62" calcext:value-type="float">
            <text:p>4.62</text:p>
          </table:table-cell>
          <table:table-cell office:value-type="float" office:value="30.77" calcext:value-type="float">
            <text:p>30.77</text:p>
          </table:table-cell>
          <table:table-cell office:value-type="float" office:value="10.77" calcext:value-type="float">
            <text:p>10.77</text:p>
          </table:table-cell>
          <table:table-cell office:value-type="float" office:value="231" calcext:value-type="float">
            <text:p>231</text:p>
          </table:table-cell>
          <table:table-cell/>
          <table:table-cell table:style-name="ce7" table:formula="of:=ABS([.J21]-[.P21])/[.J21]*100" office:value-type="float" office:value="2.04224334533241" calcext:value-type="float">
            <text:p>2.04</text:p>
          </table:table-cell>
          <table:table-cell table:style-name="ce9" table:formula="of:=-[.G21]/100*[.$Q$7]" office:value-type="float" office:value="0.627233405920122" calcext:value-type="float">
            <text:p>0.6272</text:p>
          </table:table-cell>
          <table:table-cell table:style-name="ce9" table:formula="of:=-[.H21]/100*[.$Q$2]" office:value-type="float" office:value="4.80573480767119" calcext:value-type="float">
            <text:p>4.8057</text:p>
          </table:table-cell>
          <table:table-cell table:style-name="ce9" table:formula="of:=-[.I21]/100*[.$Q$9]" office:value-type="float" office:value="4.42969212648056" calcext:value-type="float">
            <text:p>4.4297</text:p>
          </table:table-cell>
          <table:table-cell table:formula="of:=SUM([.M21:.O21])*0.239*100" office:value-type="float" office:value="235.717582127718" calcext:value-type="float">
            <text:p>235.7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1" loext:min-decimal-places="1" number:min-integer-digits="1"/>
    </number:number-style>
    <number:number-style style:name="N131">
      <number:number number:decimal-places="13" loext:min-decimal-places="13" number:min-integer-digits="1"/>
    </number:number-style>
    <number:number-style style:name="N132">
      <number:number number:decimal-places="12" loext:min-decimal-places="12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02T02:48:41.479824633</dc:date>
    <meta:editing-duration>PT22H6M4S</meta:editing-duration>
    <meta:editing-cycles>12</meta:editing-cycles>
    <meta:document-statistic meta:table-count="1" meta:cell-count="216" meta:object-count="0"/>
  </office:meta>
</office:document-meta>
</file>